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stemPrincipal.System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ystemPrincipa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Principal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ystemPrincipal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Principa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